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f4c8" officeooo:paragraph-rsid="0001f4c8"/>
    </style:style>
    <style:style style:name="P2" style:family="paragraph" style:parent-style-name="Standard">
      <style:text-properties officeooo:rsid="000364b8" officeooo:paragraph-rsid="000364b8"/>
    </style:style>
    <style:style style:name="P3" style:family="paragraph" style:parent-style-name="Standard" style:list-style-name="L1">
      <style:text-properties officeooo:rsid="000496b7" officeooo:paragraph-rsid="000496b7"/>
    </style:style>
    <style:style style:name="P4" style:family="paragraph" style:parent-style-name="Standard">
      <style:text-properties officeooo:rsid="0007ac87" officeooo:paragraph-rsid="0007ac87"/>
    </style:style>
    <style:style style:name="P5" style:family="paragraph" style:parent-style-name="Standard">
      <style:text-properties officeooo:rsid="000a71ff" officeooo:paragraph-rsid="000a71ff"/>
    </style:style>
    <style:style style:name="P6" style:family="paragraph" style:parent-style-name="Standard">
      <style:text-properties officeooo:rsid="000d0cb5" officeooo:paragraph-rsid="000d0cb5"/>
    </style:style>
    <style:style style:name="P7" style:family="paragraph" style:parent-style-name="Standard">
      <style:text-properties officeooo:rsid="000f22cb" officeooo:paragraph-rsid="000f22cb"/>
    </style:style>
    <style:style style:name="P8" style:family="paragraph" style:parent-style-name="Standard">
      <style:text-properties officeooo:rsid="00125d4d" officeooo:paragraph-rsid="00144eb5"/>
    </style:style>
    <style:style style:name="P9" style:family="paragraph" style:parent-style-name="Standard">
      <style:text-properties officeooo:rsid="00144eb5" officeooo:paragraph-rsid="00144eb5"/>
    </style:style>
    <style:style style:name="P10" style:family="paragraph" style:parent-style-name="Standard">
      <style:text-properties officeooo:rsid="00155579" officeooo:paragraph-rsid="00155579"/>
    </style:style>
    <style:style style:name="P11" style:family="paragraph" style:parent-style-name="Standard">
      <style:text-properties officeooo:rsid="00167fc0" officeooo:paragraph-rsid="00167fc0"/>
    </style:style>
    <style:style style:name="T1" style:family="text">
      <style:text-properties officeooo:rsid="000602c4"/>
    </style:style>
    <style:style style:name="T2" style:family="text">
      <style:text-properties officeooo:rsid="00144eb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spital tables schema.</text:p>
      <text:p text:style-name="P2">Total tables.</text:p>
      <text:p text:style-name="P2">hms=# \d</text:p>
      <text:p text:style-name="P2"><text:s text:c="20"/>List of relations</text:p>
      <text:p text:style-name="P2"><text:s/>Schema | <text:s text:c="10"/>Name <text:s text:c="8"/><text:tab/><text:tab/> <text:s/>| <text:s text:c="2"/>Type <text:s text:c="2"/><text:tab/>| <text:s/>Owner <text:s text:c="2"/></text:p>
      <text:p text:style-name="P2">--------+------------------------------------+--------------+----------</text:p>
      <text:p text:style-name="P2"><text:s/>public | department <text:s text:c="13"/><text:tab/><text:tab/> <text:s/>| table <text:s text:c="3"/><text:tab/>| postgres</text:p>
      <text:p text:style-name="P2"><text:s/>public | department_depart_id_seq <text:s text:c="4"/>| sequence<text:tab/>| postgres</text:p>
      <text:p text:style-name="P2"><text:s/>public | doctor <text:s text:c="16"/><text:tab/><text:tab/> <text:s/>| table <text:s text:c="3"/><text:tab/>| postgres</text:p>
      <text:p text:style-name="P2"><text:s/>public | doctor_depart <text:s text:c="6"/><text:tab/><text:tab/> <text:s/>| table <text:s text:c="3"/><text:tab/>| postgres</text:p>
      <text:p text:style-name="P2"><text:s/>public | doctor_id_seq <text:s text:c="6"/><text:tab/><text:tab/> <text:s/>| sequence<text:tab/>| postgres</text:p>
      <text:p text:style-name="P2"><text:s/>public | patient <text:s text:c="17"/><text:tab/><text:tab/> <text:s/>| table <text:s text:c="2"/><text:tab/>| postgres</text:p>
      <text:p text:style-name="P2"><text:s/>public | patient_p_id_seq <text:s text:c="8"/><text:tab/> <text:s/>| sequence<text:tab/>| postgres</text:p>
      <text:p text:style-name="P2"><text:s/>public | patients_records <text:s text:c="6"/><text:tab/><text:tab/> <text:s/>| table <text:s text:c="3"/><text:tab/>| postgres </text:p>
      <text:p text:style-name="P2"/>
      <text:list xml:id="list2676466312" text:style-name="L1">
        <text:list-item>
          <text:p text:style-name="P3">department table infomation . </text:p>
          <text:p text:style-name="P3"><text:s/>depart_name | depart_id </text:p>
          <text:p text:style-name="P3">----------------+-----------</text:p>
          <text:p text:style-name="P3"><text:s/>child <text:s text:c="12"/><text:span text:style-name="T1">|</text:span><text:tab/> <text:s text:c="8"/>1</text:p>
          <text:p text:style-name="P3"><text:s/>woman <text:s text:c="8"/>| <text:s text:c="8"/>2</text:p>
          <text:p text:style-name="P3"><text:s/>eye <text:s text:c="14"/>| <text:s text:c="8"/>3</text:p>
          <text:p text:style-name="P3"><text:s/>ent <text:s text:c="15"/>| <text:s text:c="8"/>4</text:p>
          <text:p text:style-name="P3"><text:s/>surgen <text:s text:c="9"/>| <text:s text:c="8"/>5</text:p>
          <text:p text:style-name="P3">(5 rows)</text:p>
          <text:p text:style-name="P3"/>
        </text:list-item>
      </text:list>
      <text:p text:style-name="P4">Doctor Table informations.</text:p>
      <text:p text:style-name="P4">hms=# select * from doctor;</text:p>
      <text:p text:style-name="P4"><text:s/>id | first_name | last_name | birth_date | date_of_join | mobile_num </text:p>
      <text:p text:style-name="P4">----+------------+-----------+------------+--------------+------------</text:p>
      <text:p text:style-name="P4"><text:s text:c="2"/>1 | ajay <text:s text:c="10"/>| guglani <text:s text:c="2"/>| 1970-11-23 | 2007-05-13 <text:s text:c="2"/>| 6352215957</text:p>
      <text:p text:style-name="P4"><text:s text:c="2"/>2 | monika <text:s text:c="5"/>| kumari <text:s text:c="3"/>| 1989-02-05 | 2010-11-01 <text:s text:c="2"/>| 7080084510</text:p>
      <text:p text:style-name="P4"><text:s text:c="2"/>3 | rajiv <text:s text:c="9"/>| ranjan <text:s text:c="3"/>| 1965-07-01 | 2010-04-14 <text:s text:c="2"/>| 9956259574</text:p>
      <text:p text:style-name="P4"><text:s text:c="2"/>4 | dada <text:s text:c="9"/>| singh <text:s text:c="4"/>| 1970-11-23 | 2007-05-13 <text:s text:c="2"/>| 6352215957</text:p>
      <text:p text:style-name="P4"><text:s text:c="2"/>5 | wer <text:s text:c="11"/>| kumari <text:s text:c="3"/>| 1989-02-05 | 2010-11-01 <text:s text:c="2"/>| 7080084510</text:p>
      <text:p text:style-name="P4"><text:s text:c="2"/>6 | abc <text:s text:c="11"/>| xxx <text:s text:c="6"/>| 1965-07-01 | 2010-04-14 <text:s text:c="2"/>| 9956259574</text:p>
      <text:p text:style-name="P4">(6 rows)</text:p>
      <text:p text:style-name="P4"/>
      <text:p text:style-name="P5">Patient Table informations.</text:p>
      <text:p text:style-name="P5">hms=# select * from patient;</text:p>
      <text:p text:style-name="P5"><text:s/>p_id | first_name | last_name | birth_date | mobile_num </text:p>
      <text:p text:style-name="P5">------+------------+-----------+------------+------------</text:p>
      <text:p text:style-name="P5"><text:s text:c="4"/>1 | Gajendra <text:s text:c="2"/>| singh <text:s text:c="4"/>| 1995-06-14 | 8922026861</text:p>
      <text:p text:style-name="P5"><text:s text:c="4"/>2 | vicky <text:s text:c="5"/>| singh <text:s text:c="4"/>| 1994-07-21 | 7303051039</text:p>
      <text:p text:style-name="P5"><text:s text:c="4"/>3 | suraj <text:s text:c="5"/>| sharma <text:s text:c="3"/>| 1990-12-01 | 8604501299</text:p>
      <text:p text:style-name="P5"><text:s text:c="4"/>4 | raja <text:s text:c="6"/>| pal <text:s text:c="6"/>| 1999-07-23 | 9651506160</text:p>
      <text:p text:style-name="P5"><text:s text:c="4"/>5 | anand <text:s text:c="5"/>| pandey <text:s text:c="3"/>| 2000-05-19 | 9839130570</text:p>
      <text:p text:style-name="P5"><text:s text:c="4"/>6 | vivek <text:s text:c="5"/>| <text:s text:c="10"/>| 1998-10-11 | 9515243685</text:p>
      <text:p text:style-name="P5"><text:s text:c="4"/>7 | abc <text:s text:c="7"/>| jha <text:s text:c="6"/>| 2007-11-19 | <text:s/>860715957</text:p>
      <text:p text:style-name="P5"><text:s text:c="4"/>8 | shiv <text:s text:c="6"/>| kumar <text:s text:c="4"/>| 1852-02-05 | 7070080010</text:p>
      <text:p text:style-name="P5"><text:s text:c="4"/>9 | raja <text:s text:c="6"/>| babu <text:s text:c="5"/>| 2010-04-14 | 9956259574</text:p>
      <text:p text:style-name="P5">(9 rows)</text:p>
      <text:p text:style-name="P5"/>
      <text:p text:style-name="P6"><text:soft-page-break/>Patients records table informatios.</text:p>
      <text:p text:style-name="P6">hms=# select * from patients_records;</text:p>
      <text:p text:style-name="P6"><text:s/>patients_id | doctor_id | registration_date | <text:s text:c="4"/>medicine <text:s text:c="4"/>| <text:s text:c="7"/>test <text:s text:c="7"/></text:p>
      <text:p text:style-name="P6">-------------+-----------+-------------------+------------------+--------------------</text:p>
      <text:p text:style-name="P6"><text:s text:c="11"/>7 | <text:s text:c="8"/>5 | 2021-05-10 <text:s text:c="7"/>| xyz <text:s text:c="13"/>| blood text</text:p>
      <text:p text:style-name="P6"><text:s text:c="11"/>2 | <text:s text:c="8"/>2 | 2021-05-10 <text:s text:c="7"/>| xyz itzhh <text:s text:c="7"/>| no test</text:p>
      <text:p text:style-name="P6"><text:s text:c="11"/>5 | <text:s text:c="8"/>4 | 2021-05-10 <text:s text:c="7"/>| L clear,terifine | no test</text:p>
      <text:p text:style-name="P6"><text:s text:c="11"/>1 | <text:s text:c="8"/>5 | 2021-05-15 <text:s text:c="7"/>| aaaa <text:s text:c="12"/>| x-ray</text:p>
      <text:p text:style-name="P6"><text:s text:c="11"/>1 | <text:s text:c="8"/>4 | 2021-05-14 <text:s text:c="7"/>| dava <text:s text:c="12"/>| no test</text:p>
      <text:p text:style-name="P6"><text:s text:c="11"/>3 | <text:s text:c="8"/>5 | 2021-05-17 <text:s text:c="7"/>| introco A <text:s text:c="7"/>| skin test</text:p>
      <text:p text:style-name="P6"><text:s text:c="11"/>7 | <text:s text:c="8"/>5 | 2021-05-14 <text:s text:c="7"/>| L clear <text:s text:c="9"/>| body check up test</text:p>
      <text:p text:style-name="P6">(7 rows)</text:p>
      <text:p text:style-name="P6"/>
      <text:p text:style-name="P7">Doctor Department table informations.</text:p>
      <text:p text:style-name="P7">hms=# select * from doctor_depart;</text:p>
      <text:p text:style-name="P7"><text:s/>doctor_id | department_id </text:p>
      <text:p text:style-name="P7">-----------+---------------</text:p>
      <text:p text:style-name="P7"><text:s text:c="9"/>2 | <text:s text:c="12"/>5</text:p>
      <text:p text:style-name="P7"><text:s text:c="9"/>3 | <text:s text:c="12"/>5</text:p>
      <text:p text:style-name="P7"><text:s text:c="9"/>1 | <text:s text:c="12"/>5</text:p>
      <text:p text:style-name="P7"><text:s text:c="9"/>3 | <text:s text:c="12"/>3</text:p>
      <text:p text:style-name="P7"><text:s text:c="9"/>4 | <text:s text:c="12"/>1</text:p>
      <text:p text:style-name="P7">(5 rows)</text:p>
      <text:p text:style-name="P7"/>
      <text:p text:style-name="P8">Conclusion</text:p>
      <text:p text:style-name="P8"><text:s/>=&gt; <text:span text:style-name="T2">Perform the join and order, Like operation.</text:span></text:p>
      <text:p text:style-name="P9">=&gt; <text:s/>Find the age with help of age() function.</text:p>
      <text:p text:style-name="P10">=&gt; Find the patient total medical records .</text:p>
      <text:p text:style-name="P10">=&gt; Find the doctor record they are view total patients.</text:p>
      <text:p text:style-name="P11">=&gt; Perform some extra operation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1:59:24.684448572</meta:creation-date>
    <dc:date>2021-05-17T12:17:36.781442162</dc:date>
    <meta:editing-duration>PT18M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77" meta:word-count="482" meta:character-count="3515" meta:non-whitespace-character-count="2239"/>
  </office:meta>
</office:document-meta>
</file>